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2.2306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none" fo:border-right="none" fo:border-top="0.0007in solid #000000" fo:border-bottom="0.0007in solid #000000"/>
    </style:style>
    <style:style style:name="Table2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none" fo:border-right="none" fo:border-top="none" fo:border-bottom="0.0007in solid #000000"/>
    </style:style>
    <style:style style:name="Table2.C2" style:family="table-cell">
      <style:table-cell-properties fo:padding="0.0382in" fo:border-left="none" fo:border-right="0.0007in solid #000000" fo:border-top="none" fo:border-bottom="0.0007in solid #000000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none" fo:border-top="0.0007in solid #000000" fo:border-bottom="0.0007in solid #000000"/>
    </style:style>
    <style:style style:name="Table1.D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padding="0.0382in" fo:border-left="none" fo:border-right="none" fo:border-top="none" fo:border-bottom="0.0007in solid #000000"/>
    </style:style>
    <style:style style:name="Table1.D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291in" fo:border-left="none" fo:border-right="none" fo:border-top="none" fo:border-bottom="0.0138in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1665in" fo:margin-bottom="0.0417in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 style:list-style-name="L2"/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KTOON TEAM</text:p>
      <text:p text:style-name="P2"/>
      <text:p text:style-name="P3">ADMINISTRADOR</text:p>
      <text:p text:style-name="Standard"/>
      <text:p text:style-name="Standard"/>
      <text:p text:style-name="P4">USER STORY: Gestionar usuario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>18/12/2006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Actores involucrados</text:p>
        </text:list-item>
      </text:list>
      <text:p text:style-name="Standard"><text:tab/>- Administrador</text:p>
      <text:p text:style-name="Standard"/>
      <text:list text:style-name="L1" text:continue-numbering="true">
        <text:list-item>
          <text:p text:style-name="P9">Módulos asociados</text:p>
        </text:list-item>
      </text:list>
      <text:p text:style-name="Standard"><text:tab/>- Users</text:p>
      <text:p text:style-name="Standard"/>
      <text:list text:style-name="L1" text:continue-numbering="true">
        <text:list-item>
          <text:p text:style-name="P9">Descripción</text:p>
        </text:list-item>
      </text:list>
      <text:p text:style-name="Standard"><text:tab/>Premitir añadir, modificar y eliminar usuarios de un servidor:</text:p>
      <text:list text:style-name="L2">
        <text:list-item>
          <text:p text:style-name="P10">Añadir requiere asignar un login y un password al usuario.</text:p>
        </text:list-item>
        <text:list-item>
          <text:p text:style-name="P10">Modificar no permitirá el cambio del login del usuario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Jorge Cuadrado</text:p>
          </table:table-cell>
          <table:table-cell table:style-name="Table1.B2" office:value-type="string">
            <text:p text:style-name="P13">18/12/2006</text:p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2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Jorge Cuadrado</meta:initial-creator>
    <meta:creation-date>2007-02-07T12:18:58</meta:creation-date>
    <dc:creator>Jorge Cuadrado</dc:creator>
    <dc:date>2007-02-07T13:45:49</dc:date>
    <dc:language>es-CO</dc:language>
    <meta:editing-cycles>4</meta:editing-cycles>
    <meta:editing-duration>PT27M19S</meta:editing-duration>
    <meta:template xlink:type="simple" xlink:actuate="onRequest" xlink:role="template" xlink:href="../../../../../../../.openoffice.org2/user/template/ktoon_user_story.ott" xlink:title="ktoon_user_story" meta:date="2007-02-07T12:18:58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5" meta:word-count="72" meta:character-count="491"/>
  </office:meta>
</office:document-meta>
</file>